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select_cas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string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loop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tandard/base___if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6" table:default-cell-style-name="ce30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table:style-name="ce12"/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09:39:16.91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2-07T09:44:35.579000000</dc:date>
    <meta:editing-duration>PT23H53M23S</meta:editing-duration>
    <meta:editing-cycles>391</meta:editing-cycles>
    <meta:generator>LibreOffice/7.5.5.2$Windows_X86_64 LibreOffice_project/ca8fe7424262805f223b9a2334bc7181abbcbf5e</meta:generator>
    <meta:document-statistic meta:table-count="4" meta:cell-count="168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select___case

	
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Option Explicit



Sub base___class_module_test_01__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


Sub base___class_module_test_01___over_write

	Dim c as Object
	
	
	
	'
	' Generate : Call - Class_Initialize
	'
	Set c = New base___class_module_01
	
	
	
	'
	' Overwrite : 소멸자가 불리냐?
	'
	Set c = New base___class_module_01
	
	
	
	MsgBox( "소멸자 확인" )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if.xml><?xml version="1.0" encoding="utf-8"?>
<!DOCTYPE module  PUBLIC '-//OpenOffice.org//DTD OfficeDocument 1.0//EN'  'module.dtd'>
<script:module xmlns:script="http://openoffice.org/2000/script" script:name="base___if" script:language="StarBasic" script:moduleType="normal">REM  *****  BASIC  *****

Option Explicit



Sub base___if___if_then

	If 4 &gt; 0 Then
		
		MsgBox( "base___if" &amp; Chr( 10 ) &amp; Chr( 10 ) &amp; "If 4 &gt; 0 Then" )
		
	End If

End Sub



Sub base___if___if_then_else

	If 4 &lt; 0 Then
		
		MsgBox( "base___if" &amp; Chr( 10 ) &amp; Chr( 10 ) &amp; "If 4 &lt; 0 Then" )
	
	Else
	
		MsgBox( "base___if" &amp; Chr( 10 ) &amp; Chr( 10 ) &amp; "Else" )
		
	End If

End Sub



Sub base___if___if_then_else_if

	'
	' Else If : 안된다.
	' ElseIf : 된다.
	'
	If 4 &lt; 0 Then
		
		MsgBox( "base___if" &amp; Chr( 10 ) &amp; Chr( 10 ) &amp; "If 4 &lt; 0 Then" )
	
	ElseIf 4 &gt; 0 Then
	
		MsgBox( "base___if" &amp; Chr( 10 ) &amp; Chr( 10 ) &amp; "ElseIf 4 &gt; 0 Then" )
		
	End If

End Sub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loop.xml><?xml version="1.0" encoding="utf-8"?>
<!DOCTYPE module  PUBLIC '-//OpenOffice.org//DTD OfficeDocument 1.0//EN'  'module.dtd'>
<script:module xmlns:script="http://openoffice.org/2000/script" script:name="base___loop" script:language="StarBasic" script:moduleType="normal">REM  *****  BASIC  *****

Option Explicit



' REF : https://wiki.documentfoundation.org/Documentation/BASIC_Guide



Sub base___loop___for_next

	Dim result_string as String : result_string = "for_next" &amp; Chr( 10 ) &amp; Chr( 10 )
	
	
	Dim i as Integer
	Dim j as Integer : j = 10
	
	
	'
	' For i = 0 to j 는 j &lt;= 10 과 같다.
	'
	For i = 0 to j
		result_string = result_string &amp; i &amp; " "
	Next i
	
	MsgBox( result_string )

End Sub
Sub base___loop___for_step_next

	Dim result_string as String : result_string = "for_step_next" &amp; Chr( 10 ) &amp; Chr( 10 )
	
	
	Dim i as Integer
	Dim j as Integer : j = 10
	
	
	'
	' For i = 0 to j 는 j &lt;= 10 과 같다.
	'
	For i = 0 To j step 2
		result_string = result_string &amp; i &amp; " "
	Next i
	
	MsgBox( result_string )

End Sub
Sub base___loop___for_next_exit

	Dim result_string as String : result_string = "for_next_exit" &amp; Chr( 10 ) &amp; Chr( 10 )
	
	
	Dim i as Integer
	Dim j as Integer : j = 10
	
	
	'
	' For i = 0 to j 는 j &lt;= 10 과 같다.
	'
	For i = 0 To j
	
		result_string = result_string &amp; i &amp; " "
		
		If i = 4 Then
			Exit For
		End If
		
	Next i
	
	MsgBox( result_string )

End Sub



Sub base___loop___while_wend

	Dim result_string as String : result_string = "while_wend" &amp; Chr( 10 ) &amp; Chr( 10 )
	
	
	Dim i as Integer
	Dim j as Integer : j = 10
	
	
	'
	'
	'
	While i &lt;= j
	
		result_string = result_string &amp; i &amp; " "
		
		i = i + 1
		
	Wend
	
	MsgBox( result_string )

End Sub



Sub base___loop___do_while_loop

	Dim result_string as String : result_string = "do_while_loop" &amp; Chr( 10 ) &amp; Chr( 10 )
	
	
	Dim i as Integer
	Dim j as Integer : j = 10
	
	
	'
	' 조건을 만족 하면 돌아간다.
	'
	Do While i &lt;= j
	
		result_string = result_string &amp; i &amp; " "
		
		i = i + 1
		
	Loop
	
	MsgBox( result_string )

End Sub
Sub base___loop___do_loop_while

	Dim result_string as String : result_string = "do_loop_while" &amp; Chr( 10 ) &amp; Chr( 10 )
	
	
	Dim i as Integer
	Dim j as Integer : j = 10
	
	
	'
	' 조건을 만족 하면 돌아간다.
	'
	Do
	
		result_string = result_string &amp; i &amp; " "
		
		i = i + 1
		
	Loop While i &lt;= j
	
	MsgBox( result_string )

End Sub



Sub base___loop___do_until_loop

	Dim result_string as String : result_string = "do_until_loop" &amp; Chr( 10 ) &amp; Chr( 10 )
	
	
	Dim i as Integer
	Dim j as Integer : j = 10
	
	
	'
	' 조건을 만족 할 때 까지 돌아간다.
	'
	Do Until i &gt; j
	
		result_string = result_string &amp; i &amp; " "
		
		i = i + 1
		
	Loop
	
	MsgBox( result_string )

End Sub
Sub base___loop___do_loop_until

	Dim result_string as String : result_string = "do_loop_until" &amp; Chr( 10 ) &amp; Chr( 10 )
	
	
	Dim i as Integer
	Dim j as Integer : j = 10
	
	
	'
	' 조건을 만족 할 때 까지 돌아간다.
	'
	Do
	
		result_string = result_string &amp; i &amp; " "
		
		i = i + 1
		
	Loop Until i &gt; j
	
	MsgBox( result_string )

End Sub



Sub base___loop___do_loop

	Dim result_string as String : result_string = "do_loop" &amp; Chr( 10 ) &amp; Chr( 10 )
	
	
	Dim i as Integer
	Dim j as Integer : j = 10
	
	
	'
	' while( 1 ) 과 비슷하다.
	'
	Do
	
		result_string = result_string &amp; i &amp; " "
		
		i = i + 1
		
		If i = j Then
			'
			' Exit Do 는 Do 가 쓰인 모든 구문에서 된다.
			'
			Exit Do
		end If
		
	Loop
	
	MsgBox( result_string )

End Sub



Sub base___loop___for_each

	Dim result_string as String : result_string = "for_each" &amp; Chr( 10 ) &amp; Chr( 10 )
	
	
	'
	' 기본
	'
	Dim a( 2 ) as Integer
	a( 0 ) = 100
	a( 1 ) = 20
	a( 2 ) = 3
	
	
	Dim i as Integer
	For Each i in a
	
		result_string = result_string &amp; i &amp; " "
		
	Next i
	
	
	MsgBox( result_string )

End Sub
Sub base___loop___for_each___with_variant

	' REF : https://wiki.documentfoundation.org/Documentation/BASIC_Guide - For Each 항목에서 가져왔다.
	
	Dim result_string as String : result_string = "for_each ??" &amp; Chr( 10 ) &amp; Chr( 10 )
	
	
	Const a1 = 1
	Const a2 = 2
	Const a3 = 3
	
	'
	' Variant
	'
	Dim a( a1, a2, a3 )
	
	
	'
	' 24 Loop
	'
	' 0 ~ 1 : 2
	' 0 ~ 2 : 3
	' 0 ~ 3 : 4
	'
	' 2 * 3 * 4 = 24
	' 맞냐? 이거?
	'
	Dim i as Integer : i = 0
	Dim e
	For Each e in a()
	
		i = i + 1
		
	Next e
	
	
	result_string = result_string &amp; " Loop : " &amp; i
	MsgBox( result_string )

End Sub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Option Explicit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select_case.xml><?xml version="1.0" encoding="utf-8"?>
<!DOCTYPE module  PUBLIC '-//OpenOffice.org//DTD OfficeDocument 1.0//EN'  'module.dtd'>
<script:module xmlns:script="http://openoffice.org/2000/script" script:name="base___select_case" script:language="StarBasic" script:moduleType="normal">REM  *****  BASIC  *****

Option Explicit



' REF : https://wiki.documentfoundation.org/Documentation/BASIC_Guide



Sub base___select_case

	Dim result_string as String	
	result_string = "select_case" &amp; Chr( 10 ) &amp; Chr( 10 )

	Dim value as Integer : value = 1


	Select Case value
		Case 1:
			result_string = result_string &amp; " 1"
		Case 2:
			result_string = result_string &amp; " 2"
	End Select
	
	
	
	MsgBox( result_string )

End Sub



Sub base___select_case___case_advance

	Dim result_string as String	
	result_string = "select_case" &amp; Chr( 10 ) &amp; Chr( 10 )

	Dim value as Integer : value = 10


	Select Case value
		Case 1 to 5
			result_string = result_string &amp; " 1 to 5"
		Case &gt; 100
			result_string = result_string &amp; " &gt; 100"
		Case 6, 7, 8
			result_string = result_string &amp; " 6, 7, 8"
		Case 9, 10, 11, &gt; 15, &lt; 0
			result_string = result_string &amp; " 9, 10, 11, &gt; 15, &lt; 0"
	End Select
	
	
	
	MsgBox( result_string )

End Sub



Sub base___select_case___case_else

	Dim result_string as String	
	result_string = "select_case" &amp; Chr( 10 ) &amp; Chr( 10 )

	Dim value as Integer : value = 6


	Select Case value
		Case 1 to 5
			result_string = result_string &amp; " 1 to 5"
		Case Else
			result_string = result_string &amp; " Else"
	End Select
	
	
	
	MsgBox( result_string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
Sub document___sheets___active_row_and_column
	
	'
	' ThisComponent 는 현재 문서를 가리킨다.
	'
	Dim document as Object
	document = ThisComponent
	
	
	'
	' Get Sheet
	'
	Dim sheets as Object
	sheets = document.Sheets
	
	Dim sheet as Object
	sheet = sheets.getByName( "row_and_column" )
	
	
	
	'
	' Active X
	'
	Dim cur_x as Long
	Dim end_x as Long : end_x = sheet.Columns.Count - 1
	
	For cur_x = 0 to end_x
		If sheet.getCellByPosition( cur_x, 0 ).String = "" Then
			cur_x = cur_x - 1
			Exit For
		EndIf
	Next cur_x
	
	
	
	'
	' Active Y
	'
	Dim cur_y as Long
	Dim end_y as Long : end_y = sheet.Rows.Count - 1
	
	For cur_y = 0 to end_y
		If sheet.getCellByPosition( 0, cur_y ).String = "" Then
			cur_y = cur_y - 1
			Exit For
		EndIf
	Next cur_y
	
		
	MsgBox( _
						"Data : " &amp; end_x &amp; " : " &amp; end_y _
		&amp; Chr( 10 ) _
		&amp; Chr( 10 ) &amp; 	"Active X : " &amp; "0" &amp; " ~ " &amp; cur_x _ 
		&amp; Chr( 10 ) &amp; 	"Active Y : " &amp; "0" &amp; " ~ " &amp; cur_y _
	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  <library:element library:name="base___loop"/>
  <library:element library:name="base___if"/>
  <library:element library:name="base___select_case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